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style:text-underline-style="solid" style:text-underline-width="auto" style:text-underline-color="font-color" officeooo:rsid="001de262" officeooo:paragraph-rsid="000c6f4a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0c6f4a" officeooo:paragraph-rsid="000c6f4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0c6f4a" officeooo:paragraph-rsid="000c6f4a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0c6f4a" officeooo:paragraph-rsid="002318e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0c6f4a" officeooo:paragraph-rsid="00283aa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2d0564" officeooo:paragraph-rsid="002d056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style:text-underline-style="none" fo:font-weight="bold" officeooo:rsid="000c6f4a" officeooo:paragraph-rsid="002a25b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style:text-underline-style="none" fo:font-weight="bold" officeooo:rsid="000c6f4a" officeooo:paragraph-rsid="000c6f4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style:text-underline-style="none" fo:font-weight="bold" officeooo:rsid="002ff1a1" officeooo:paragraph-rsid="002ff1a1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style:text-underline-style="none" fo:font-weight="bold" officeooo:rsid="002ff1a1" officeooo:paragraph-rsid="0030e062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style:text-underline-style="none" fo:font-weight="bold" officeooo:rsid="002ff1a1" officeooo:paragraph-rsid="00315e4c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style:text-underline-style="none" fo:font-weight="bold" officeooo:rsid="00358d5f" officeooo:paragraph-rsid="00358d5f" style:font-weight-asian="bold" style:font-weight-complex="bold"/>
    </style:style>
    <style:style style:name="P13" style:family="paragraph" style:parent-style-name="Standard">
      <style:text-properties style:font-name="arial" fo:font-size="16pt" style:text-underline-style="none" fo:font-weight="bold" officeooo:rsid="00322eed" officeooo:paragraph-rsid="00322eed" style:font-size-asian="14pt" style:font-weight-asian="bold" style:font-size-complex="16pt" style:font-weight-complex="bold"/>
    </style:style>
    <style:style style:name="P14" style:family="paragraph" style:parent-style-name="Standard">
      <style:text-properties style:font-name="arial" fo:font-size="16pt" style:text-underline-style="none" fo:font-weight="normal" officeooo:rsid="00322eed" officeooo:paragraph-rsid="00322eed" style:font-size-asian="14pt" style:font-weight-asian="normal" style:font-size-complex="1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c6f4a"/>
    </style:style>
    <style:style style:name="T3" style:family="text">
      <style:text-properties style:text-underline-style="none" officeooo:rsid="000d994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d994e" style:font-weight-asian="normal" style:font-weight-complex="normal"/>
    </style:style>
    <style:style style:name="T6" style:family="text">
      <style:text-properties style:text-underline-style="none" fo:font-weight="normal" officeooo:rsid="000f3653" style:font-weight-asian="normal" style:font-weight-complex="normal"/>
    </style:style>
    <style:style style:name="T7" style:family="text">
      <style:text-properties style:text-underline-style="none" fo:font-weight="normal" officeooo:rsid="000f4551" style:font-weight-asian="normal" style:font-weight-complex="normal"/>
    </style:style>
    <style:style style:name="T8" style:family="text">
      <style:text-properties style:text-underline-style="none" fo:font-weight="normal" officeooo:rsid="000feb2c" style:font-weight-asian="normal" style:font-weight-complex="normal"/>
    </style:style>
    <style:style style:name="T9" style:family="text">
      <style:text-properties style:text-underline-style="none" fo:font-weight="normal" officeooo:rsid="0018bbc0" style:font-weight-asian="normal" style:font-weight-complex="normal"/>
    </style:style>
    <style:style style:name="T10" style:family="text">
      <style:text-properties style:text-underline-style="none" fo:font-weight="normal" officeooo:rsid="001c89d9" style:font-weight-asian="normal" style:font-weight-complex="normal"/>
    </style:style>
    <style:style style:name="T11" style:family="text">
      <style:text-properties style:text-underline-style="none" fo:font-weight="normal" officeooo:rsid="001ccad3" style:font-weight-asian="normal" style:font-weight-complex="normal"/>
    </style:style>
    <style:style style:name="T12" style:family="text">
      <style:text-properties style:text-underline-style="none" fo:font-weight="normal" officeooo:rsid="001f05de" style:font-weight-asian="normal" style:font-weight-complex="normal"/>
    </style:style>
    <style:style style:name="T13" style:family="text">
      <style:text-properties style:text-underline-style="none" fo:font-weight="normal" officeooo:rsid="0021ae04" style:font-weight-asian="normal" style:font-weight-complex="normal"/>
    </style:style>
    <style:style style:name="T14" style:family="text">
      <style:text-properties style:text-underline-style="none" fo:font-weight="normal" officeooo:rsid="0021c7f1" style:font-weight-asian="normal" style:font-weight-complex="normal"/>
    </style:style>
    <style:style style:name="T15" style:family="text">
      <style:text-properties style:text-underline-style="none" fo:font-weight="normal" officeooo:rsid="002318e6" style:font-weight-asian="normal" style:font-weight-complex="normal"/>
    </style:style>
    <style:style style:name="T16" style:family="text">
      <style:text-properties style:text-underline-style="none" fo:font-weight="normal" officeooo:rsid="0024370a" style:font-weight-asian="normal" style:font-weight-complex="normal"/>
    </style:style>
    <style:style style:name="T17" style:family="text">
      <style:text-properties style:text-underline-style="none" fo:font-weight="normal" officeooo:rsid="002566ad" style:font-weight-asian="normal" style:font-weight-complex="normal"/>
    </style:style>
    <style:style style:name="T18" style:family="text">
      <style:text-properties style:text-underline-style="none" fo:font-weight="normal" officeooo:rsid="00283aa7" style:font-weight-asian="normal" style:font-weight-complex="normal"/>
    </style:style>
    <style:style style:name="T19" style:family="text">
      <style:text-properties style:text-underline-style="none" officeooo:rsid="001f05d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d994e" style:font-weight-asian="normal" style:font-weight-complex="normal"/>
    </style:style>
    <style:style style:name="T22" style:family="text">
      <style:text-properties fo:font-weight="normal" officeooo:rsid="002318e6" style:font-weight-asian="normal" style:font-weight-complex="normal"/>
    </style:style>
    <style:style style:name="T23" style:family="text">
      <style:text-properties fo:font-weight="normal" officeooo:rsid="0024370a" style:font-weight-asian="normal" style:font-weight-complex="normal"/>
    </style:style>
    <style:style style:name="T24" style:family="text">
      <style:text-properties fo:font-weight="normal" officeooo:rsid="00283aa7" style:font-weight-asian="normal" style:font-weight-complex="normal"/>
    </style:style>
    <style:style style:name="T25" style:family="text">
      <style:text-properties fo:font-weight="normal" officeooo:rsid="002b349d" style:font-weight-asian="normal" style:font-weight-complex="normal"/>
    </style:style>
    <style:style style:name="T26" style:family="text">
      <style:text-properties fo:font-weight="normal" officeooo:rsid="002566ad" style:font-weight-asian="normal" style:font-weight-complex="normal"/>
    </style:style>
    <style:style style:name="T27" style:family="text">
      <style:text-properties fo:font-weight="normal" officeooo:rsid="0030e062" style:font-weight-asian="normal" style:font-weight-complex="normal"/>
    </style:style>
    <style:style style:name="T28" style:family="text">
      <style:text-properties fo:font-weight="normal" officeooo:rsid="00315e4c" style:font-weight-asian="normal" style:font-weight-complex="normal"/>
    </style:style>
    <style:style style:name="T29" style:family="text">
      <style:text-properties fo:font-weight="normal" officeooo:rsid="00320187" style:font-weight-asian="normal" style:font-weight-complex="normal"/>
    </style:style>
    <style:style style:name="T30" style:family="text">
      <style:text-properties fo:font-weight="normal" officeooo:rsid="003586fc" style:font-weight-asian="normal" style:font-weight-complex="normal"/>
    </style:style>
    <style:style style:name="T31" style:family="text">
      <style:text-properties fo:font-weight="normal" officeooo:rsid="00376fd2" style:font-weight-asian="normal" style:font-weight-complex="normal"/>
    </style:style>
    <style:style style:name="T32" style:family="text">
      <style:text-properties fo:font-weight="normal" officeooo:rsid="00377146" style:font-weight-asian="normal" style:font-weight-complex="normal"/>
    </style:style>
    <style:style style:name="T33" style:family="text">
      <style:text-properties fo:font-weight="normal" officeooo:rsid="0038e314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0f3653"/>
    </style:style>
    <style:style style:name="T36" style:family="text">
      <style:text-properties officeooo:rsid="0021c7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ção em Scripts: <text:span text:style-name="T1">Aula – </text:span><text:span text:style-name="T2">24</text:span><text:span text:style-name="T1">/09:</text:span></text:p>
      <text:p text:style-name="P1"><text:span text:style-name="T1"/></text:p>
      <text:p text:style-name="P13">- <text:span text:style-name="T34">01/10</text:span>→Avaliação teórica e prática sobre PHP→3 pontos</text:p>
      <text:p text:style-name="P13"/>
      <text:p text:style-name="P14">------------------------------------------------------------------------------------------</text:p>
      <text:p text:style-name="P1"/>
      <text:p text:style-name="P2"><text:span text:style-name="T1">Upload de Arquivos em <text:s/>PHP</text:span></text:p>
      <text:p text:style-name="P2"><text:span text:style-name="T1"/></text:p>
      <text:p text:style-name="P3"><text:span text:style-name="T1">- </text:span><text:span text:style-name="T3">MVC:</text:span></text:p>
      <text:p text:style-name="P3"><text:span text:style-name="T3"/></text:p>
      <text:p text:style-name="P3"><text:span text:style-name="T3"><text:tab/></text:span><text:span text:style-name="T5">O que é? É a sigla para Modal-View-Controller, que é uma arquitetura que visa fornecer uma maneira de separar as funcionalidades envolvidas em uma aplicação de maneira a melhorar a manutenção do sistema.</text:span></text:p>
      <text:p text:style-name="P3"><text:span text:style-name="T5"><text:tab/>No MVC, a camada denominada </text:span><text:span text:style-name="T21">Modal</text:span><text:span text:style-name="T5">, representa os dados da aplicação. Nesta camada, estarão todas as regras de negócios envolvidas no sistema.</text:span></text:p>
      <text:p text:style-name="P3"><text:span text:style-name="T5"><text:tab/>O </text:span><text:span text:style-name="T21">controlador</text:span><text:span text:style-name="T5">, guarda todo o comportamento da aplicação, nele estão todas as funções que irão interpretar o que o usuário deseja fazer na aplicação, depois de interpretar o que o usuário deseja fazer dentro da aplicação, o mesmo utiliza-se de funções do model para acessar os dados necessários e então completar a requisição.</text:span></text:p>
      <text:p text:style-name="P3"><text:span text:style-name="T5"><text:tab/></text:span><text:span text:style-name="T35">Exemplo</text:span><text:span text:style-name="T6">: Em aplicações web, ações como cliques de botões, seleção de um item no menu, salvar dados, o controlador determina qual visualização, por exemplo, dará para determinada ação e, então chama a view.</text:span></text:p>
      <text:p text:style-name="P3"><text:span text:style-name="T6"><text:tab/></text:span><text:span text:style-name="T7">A view (visuali</text:span><text:span text:style-name="T8">zação) </text:span><text:span text:style-name="T9">define como os dados serão mostrados para o usuário, toda a estilização </text:span><text:span text:style-name="T10">de tela, bem como </text:span><text:span text:style-name="T11">onde utilizar cada dado enviado </text:span><text:span text:style-name="T12">pelo controller, é definido nas visualizações.</text:span></text:p>
      <text:p text:style-name="P3"><text:span text:style-name="T12"/></text:p>
      <text:p text:style-name="P3"><text:span text:style-name="T19">- Benefícios do Uso do MVC:</text:span></text:p>
      <text:p text:style-name="P3"><text:span text:style-name="T19"/></text:p>
      <text:p text:style-name="P3"><text:span text:style-name="T19"><text:tab/>* </text:span><text:span text:style-name="T12">Grande aproveitamento de código;</text:span></text:p>
      <text:p text:style-name="P3"><text:span text:style-name="T12"><text:tab/>* </text:span><text:span text:style-name="T13">Facilita a manutenção de códigos existentes e também a adição de novos recursos nas camadas;</text:span></text:p>
      <text:p text:style-name="P3"><text:span text:style-name="T13"><text:tab/>* Código limpo;</text:span></text:p>
      <text:p text:style-name="P3"><text:span text:style-name="T13"><text:tab/>* Divisão de tarefas dentro da equipe;</text:span></text:p>
      <text:p text:style-name="P3"><text:span text:style-name="T13"><text:tab/>* É um padrão ou projeto utilizado em todo o mundo;</text:span></text:p>
      <text:p text:style-name="P3"><text:span text:style-name="T13"><text:tab/>* Existem dezenas de </text:span><text:span text:style-name="T14">frameworks utlizando esta tecnologia.</text:span></text:p>
      <text:p text:style-name="P3"><text:span text:style-name="T14"><text:tab/></text:span></text:p>
      <text:p text:style-name="P3"><text:span text:style-name="T14"><text:tab/></text:span><text:span text:style-name="T36">Exemplificando:</text:span></text:p>
      <text:p text:style-name="P8"><text:tab/></text:p>
      <text:p text:style-name="P3"><text:span text:style-name="T4"><text:tab/></text:span><text:span text:style-name="T25">Cliente.class.php:</text:span><text:span text:style-name="T4"><text:tab/></text:span></text:p>
      <text:p text:style-name="P3"><text:span text:style-name="T4"><text:tab/></text:span><text:span text:style-name="T14">class Cliente {</text:span></text:p>
      <text:p text:style-name="P3"><text:span text:style-name="T14"><text:tab/><text:tab/>private $nome;</text:span></text:p>
      <text:p text:style-name="P3"><text:span text:style-name="T14"><text:tab/><text:tab/>private $idade;</text:span></text:p>
      <text:p text:style-name="P3"><text:span text:style-name="T14"><text:tab/><text:tab/>function </text:span><text:span text:style-name="T15">getNome (){</text:span></text:p>
      <text:p text:style-name="P3"><text:span text:style-name="T15"><text:tab/><text:tab/><text:tab/>return $this→nome;</text:span></text:p>
      <text:p text:style-name="P4"><text:span text:style-name="T15"><text:tab/><text:tab/>}<text:tab/></text:span></text:p>
      <text:p text:style-name="P4"><text:span text:style-name="T15"><text:tab/><text:tab/></text:span></text:p>
      <text:p text:style-name="P4"><text:span text:style-name="T15"><text:tab/><text:tab/>function set</text:span><text:span text:style-name="T16">Nome($nome){</text:span></text:p>
      <text:p text:style-name="P4"><text:span text:style-name="T16"><text:tab/><text:tab/><text:tab/>$this→nome = $nome;</text:span></text:p>
      <text:p text:style-name="P4"><text:span text:style-name="T16"><text:tab/><text:tab/></text:span><text:span text:style-name="T17">}</text:span></text:p>
      <text:p text:style-name="P4"><text:span text:style-name="T15"/></text:p>
      <text:p text:style-name="P4"><text:span text:style-name="T15"><text:tab/><text:tab/></text:span><text:span text:style-name="T14">function </text:span><text:span text:style-name="T15">getIdade (){</text:span></text:p>
      <text:p text:style-name="P4"><text:soft-page-break/><text:span text:style-name="T15"><text:tab/><text:tab/><text:tab/>return $this→idade;</text:span></text:p>
      <text:p text:style-name="P4"><text:span text:style-name="T15"><text:tab/><text:tab/>}</text:span></text:p>
      <text:p text:style-name="P4"><text:span text:style-name="T15"/></text:p>
      <text:p text:style-name="P7"><text:tab/><text:tab/></text:p>
      <text:p text:style-name="P7"><text:span text:style-name="T22"/></text:p>
      <text:p text:style-name="P7"><text:span text:style-name="T22"><text:tab/><text:tab/>function set</text:span><text:span text:style-name="T24">Idad</text:span><text:span text:style-name="T23">e($</text:span><text:span text:style-name="T24">idade</text:span><text:span text:style-name="T23">){</text:span></text:p>
      <text:p text:style-name="P5"><text:span text:style-name="T16"><text:tab/><text:tab/><text:tab/>$this→</text:span><text:span text:style-name="T18">idade</text:span><text:span text:style-name="T16"> = $</text:span><text:span text:style-name="T18">idade</text:span><text:span text:style-name="T16">;</text:span></text:p>
      <text:p text:style-name="P5"><text:span text:style-name="T16"><text:tab/><text:tab/></text:span><text:span text:style-name="T17">}</text:span></text:p>
      <text:p text:style-name="P5"><text:span text:style-name="T17"/></text:p>
      <text:p text:style-name="P6"><text:span text:style-name="T17"><text:tab/><text:tab/></text:span><text:span text:style-name="T26">C</text:span><text:span text:style-name="T20">liente.php:</text:span></text:p>
      <text:p text:style-name="P6"><text:span text:style-name="T20"/></text:p>
      <text:p text:style-name="P9"><text:span text:style-name="T20"><text:tab/><text:tab/>&lt;?php</text:span></text:p>
      <text:p text:style-name="P9"><text:span text:style-name="T20"><text:tab/><text:tab/><text:tab/>require (Cliente.class.php);</text:span></text:p>
      <text:p text:style-name="P9"><text:span text:style-name="T20"><text:tab/><text:tab/><text:tab/>$p = $_POST;</text:span></text:p>
      <text:p text:style-name="P9"><text:span text:style-name="T20"><text:tab/><text:tab/><text:tab/>$cliente = new Cliente();</text:span></text:p>
      <text:p text:style-name="P9"><text:span text:style-name="T20"><text:tab/><text:tab/><text:tab/>$cliente→setNome($p[‘nome’]);</text:span></text:p>
      <text:p text:style-name="P9"><text:span text:style-name="T20"><text:tab/><text:tab/><text:tab/>$cliente→setIdade($p[‘idade’]);</text:span></text:p>
      <text:p text:style-name="P10"><text:span text:style-name="T20"><text:tab/><text:tab/>?&gt;</text:span></text:p>
      <text:p text:style-name="P10"><text:span text:style-name="T20"/></text:p>
      <text:p text:style-name="P10"><text:span text:style-name="T20"><text:tab/><text:tab/></text:span><text:span text:style-name="T27">&lt;body&gt;</text:span></text:p>
      <text:p text:style-name="P10"><text:span text:style-name="T27"><text:tab/><text:tab/><text:tab/>&lt;form action=”Cliente.php” method=”post”&gt;</text:span></text:p>
      <text:p text:style-name="P10"><text:span text:style-name="T27"><text:tab/><text:tab/><text:tab/><text:tab/>Nome: &lt;input type=”text” name=”nome” /&gt;</text:span><text:span text:style-name="T28">&lt;br&gt;</text:span></text:p>
      <text:p text:style-name="P10"><text:span text:style-name="T28"><text:tab/><text:tab/><text:tab/><text:tab/>Idade: &lt;input type=”numeric” name=”idade” /&gt;&lt;br&gt;</text:span></text:p>
      <text:p text:style-name="P10"><text:span text:style-name="T28"><text:tab/><text:tab/><text:tab/><text:tab/>&lt;input type=”submit” value=”Enviar” /&gt;</text:span></text:p>
      <text:p text:style-name="P11"><text:span text:style-name="T28"><text:tab/><text:tab/><text:tab/>&lt;/form&gt;</text:span></text:p>
      <text:p text:style-name="P11"><text:span text:style-name="T28"><text:tab/><text:tab/><text:tab/>&lt;?php</text:span></text:p>
      <text:p text:style-name="P11"><text:span text:style-name="T28"><text:tab/><text:tab/><text:tab/><text:tab/>if($_SERVER</text:span><text:span text:style-name="T30">[</text:span><text:span text:style-name="T28">‘REQUEST_METHOD’] == ‘POST’){</text:span></text:p>
      <text:p text:style-name="P11"><text:span text:style-name="T28"><text:tab/><text:tab/><text:tab/><text:tab/><text:tab/>require(“Cliente.php”);</text:span></text:p>
      <text:p text:style-name="P11"><text:span text:style-name="T28"><text:tab/><text:tab/><text:tab/><text:tab/>}</text:span></text:p>
      <text:p text:style-name="P11"><text:span text:style-name="T28"><text:tab/><text:tab/><text:tab/>?&gt;</text:span></text:p>
      <text:p text:style-name="P11"><text:span text:style-name="T28"><text:tab/><text:tab/></text:span><text:span text:style-name="T29">&lt;/body&gt;</text:span></text:p>
      <text:p text:style-name="P11"><text:span text:style-name="T29"/></text:p>
      <text:p text:style-name="P11"><text:span text:style-name="T29"/></text:p>
      <text:p text:style-name="P12">- Banco de Dados:</text:p>
      <text:p text:style-name="P12"/>
      <text:p text:style-name="P12"><text:tab/><text:span text:style-name="T20">CREATE DATABASE Teste;</text:span></text:p>
      <text:p text:style-name="P12"><text:span text:style-name="T20"><text:tab/>USE Teste;</text:span></text:p>
      <text:p text:style-name="P12"><text:span text:style-name="T20"><text:tab/>CREATE TABLE MAE </text:span><text:span text:style-name="T31">(</text:span></text:p>
      <text:p text:style-name="P12"><text:span text:style-name="T31"><text:tab/><text:tab/>CPF VARCHAR (250) </text:span><text:span text:style-name="T32">NOT NULL,</text:span></text:p>
      <text:p text:style-name="P12"><text:span text:style-name="T32"><text:tab/><text:tab/>dt_nascimento date</text:span></text:p>
      <text:p text:style-name="P12"><text:span text:style-name="T32"><text:tab/>);</text:span></text:p>
      <text:p text:style-name="P12"><text:span text:style-name="T32"/></text:p>
      <text:p text:style-name="P12"><text:span text:style-name="T32"><text:tab/>CREATE TABLE FILHO (</text:span></text:p>
      <text:p text:style-name="P12"><text:span text:style-name="T32"><text:tab/><text:tab/>numero_identificacao INT AUTO_INCREMENT,</text:span></text:p>
      <text:p text:style-name="P12"><text:span text:style-name="T32"><text:tab/><text:tab/>nome VARCHAR (250) </text:span><text:span text:style-name="T33">NOT NULL,</text:span></text:p>
      <text:p text:style-name="P12"><text:span text:style-name="T33"><text:tab/><text:tab/>dt_nasc date,</text:span></text:p>
      <text:p text:style-name="P12"><text:span text:style-name="T33"><text:tab/><text:tab/>cpf_mae VARCHAR (11),</text:span></text:p>
      <text:p text:style-name="P12"><text:span text:style-name="T33"><text:tab/><text:tab/>CONSTRAINT fk_mae (cpf_mae) REFERENCES MAE FOREIGN KEY (CPF)</text:span></text:p>
      <text:p text:style-name="P12"><text:span text:style-name="T33"><text:tab/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9:32:50.196344771</meta:creation-date>
    <dc:date>2018-09-24T22:13:22.694581909</dc:date>
    <meta:editing-duration>PT2H40M15S</meta:editing-duration>
    <meta:editing-cycles>39</meta:editing-cycles>
    <meta:generator>LibreOffice/5.1.6.2$Linux_X86_64 LibreOffice_project/10m0$Build-2</meta:generator>
    <meta:document-statistic meta:table-count="0" meta:image-count="0" meta:object-count="0" meta:page-count="2" meta:paragraph-count="72" meta:word-count="369" meta:character-count="2683" meta:non-whitespace-character-count="2244"/>
  </office:meta>
</office:document-meta>
</file>